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oot123@root123:~$ mkdir 1251</text:p>
      <text:p text:style-name="Standard">root123@root123:~$ cd 1251</text:p>
      <text:p text:style-name="Standard">root123@root123:~/1251$ gedit sum.c</text:p>
      <text:p text:style-name="Standard">root123@root123:~/1251$ gedit sum.c</text:p>
      <text:p text:style-name="Standard">root123@root123:~/1251$ mkdir app</text:p>
      <text:p text:style-name="Standard">root123@root123:~/1251$ cd app</text:p>
      <text:p text:style-name="Standard">root123@root123:~/1251/app$ gedit sum.h</text:p>
      <text:p text:style-name="Standard">root123@root123:~/1251/app$ gedit sum.c</text:p>
      <text:p text:style-name="Standard">root123@root123:~/1251/app$ gedit main.c</text:p>
      <text:p text:style-name="Standard">root123@root123:~/1251/app$ gedit makefile</text:p>
      <text:p text:style-name="Standard">root123@root123:~/1251/app$ MAKE</text:p>
      <text:p text:style-name="Standard">MAKE: command not found</text:p>
      <text:p text:style-name="Standard">root123@root123:~/1251/app$ make</text:p>
      <text:p text:style-name="Standard"/>
      <text:p text:style-name="Standard">Command 'make' not found, but can be installed with:</text:p>
      <text:p text:style-name="Standard"/>
      <text:p text:style-name="Standard">sudo apt install make <text:s text:c="7"/># version 4.2.1-1.2, or</text:p>
      <text:p text:style-name="Standard">sudo apt install make-guile <text:s/># version 4.2.1-1.2</text:p>
      <text:p text:style-name="Standard"/>
      <text:p text:style-name="Standard">root123@root123:~/1251/app$ gedit makefile</text:p>
      <text:p text:style-name="Standard">root123@root123:~/1251/app$ make</text:p>
      <text:p text:style-name="Standard"/>
      <text:p text:style-name="Standard">Command 'make' not found, but can be installed with:</text:p>
      <text:p text:style-name="Standard"/>
      <text:p text:style-name="Standard">sudo apt install make <text:s text:c="7"/># version 4.2.1-1.2, or</text:p>
      <text:p text:style-name="Standard">sudo apt install make-guile <text:s/># version 4.2.1-1.2</text:p>
      <text:p text:style-name="Standard"/>
      <text:p text:style-name="Standard">root123@root123:~/1251/app$ </text:p>
      <text:p text:style-name="Standard">root123@root123:~/1251/app$ sudo apt install make</text:p>
      <text:p text:style-name="Standard">[sudo] password for root123: 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Suggested packages:</text:p>
      <text:p text:style-name="Standard"><text:s text:c="2"/>make-doc</text:p>
      <text:p text:style-name="Standard">The following NEW packages will be installed:</text:p>
      <text:p text:style-name="Standard"><text:s text:c="2"/>make</text:p>
      <text:p text:style-name="Standard">0 upgraded, 1 newly installed, 0 to remove and 248 not upgraded.</text:p>
      <text:p text:style-name="Standard">Need to get 162 kB of archives.</text:p>
      <text:p text:style-name="Standard">After this operation, 393 kB of additional disk space will be used.</text:p>
      <text:p text:style-name="Standard">Get:1 http://in.archive.ubuntu.com/ubuntu focal/main amd64 make amd64 4.2.1-1.2 [162 kB]</text:p>
      <text:p text:style-name="Standard">Fetched 162 kB in 2s (105 kB/s) <text:s text:c="25"/></text:p>
      <text:p text:style-name="Standard">Selecting previously unselected package make.</text:p>
      <text:p text:style-name="Standard">(Reading database ... 183746 files and directories currently installed.)</text:p>
      <text:p text:style-name="Standard">Preparing to unpack .../make_4.2.1-1.2_amd64.deb ...</text:p>
      <text:p text:style-name="Standard">Unpacking make (4.2.1-1.2) ...</text:p>
      <text:p text:style-name="Standard">Setting up make (4.2.1-1.2) ...</text:p>
      <text:p text:style-name="Standard">Processing triggers for man-db (2.9.1-1) ...</text:p>
      <text:p text:style-name="Standard">root123@root123:~/1251/app$ make</text:p>
      <text:p text:style-name="Standard">cc -Wall -c main.c</text:p>
      <text:p text:style-name="Standard">main.c: In function ‘main’:</text:p>
      <text:p text:style-name="Standard">main.c:4:9: warning: too many arguments for format [-Wformat-extra-args]</text:p>
      <text:p text:style-name="Standard"><text:soft-page-break/><text:s text:c="4"/>4 | <text:s/>printf("The sum of %d is %d",a,b,sum(a,b));</text:p>
      <text:p text:style-name="Standard"><text:s text:c="6"/>| <text:s text:c="8"/>^~~~~~~~~~~~~~~~~~~~~</text:p>
      <text:p text:style-name="Standard">cc -Wall -c sum.c</text:p>
      <text:p text:style-name="Standard">cc -Wall -O addition main.o sum.o</text:p>
      <text:p text:style-name="Standard">cc: error: addition: No such file or directory</text:p>
      <text:p text:style-name="Standard">make: *** [makefile:9: addition] Error 1</text:p>
      <text:p text:style-name="Standard">root123@root123:~/1251/app$ gedit makefile</text:p>
      <text:p text:style-name="Standard">root123@root123:~/1251/app$ make</text:p>
      <text:p text:style-name="Standard">cc -Wall -o addition main.o sum.o</text:p>
      <text:p text:style-name="Standard">root123@root123:~/1251/app$ gedit makefile</text:p>
      <text:p text:style-name="Standard">root123@root123:~/1251/app$ ./addition</text:p>
      <text:p text:style-name="Standard">root123@root123:~/1251/app$ ./addition</text:p>
      <text:p text:style-name="Standard">The sum of 10 is 20root123@root123:~/1251/app$ gedit makefile</text:p>
      <text:p text:style-name="Standard">root123@root123:~/1251/app$ gedit main.c</text:p>
      <text:p text:style-name="Standard">root123@root123:~/1251/app$ ./addition</text:p>
      <text:p text:style-name="Standard">The sum of 10 is 20root123@root123:~/1251/app$ make</text:p>
      <text:p text:style-name="Standard">cc -Wall -c main.c</text:p>
      <text:p text:style-name="Standard">cc -Wall -o addition main.o sum.o</text:p>
      <text:p text:style-name="Standard">root123@root123:~/1251/app$ ./addition</text:p>
      <text:p text:style-name="Standard">The sum of 10 and 20 is 30root123@root123:~/1251/app$ </text:p>
      <text:p text:style-name="Standard">root123@root123:~/1251/app$ gedit evenodd.h</text:p>
      <text:p text:style-name="Standard">root123@root123:~/1251/app$ ^C</text:p>
      <text:p text:style-name="Standard">root123@root123:~/1251/app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10:50:54.178685992</meta:creation-date>
    <dc:date>2024-08-14T10:51:28.307879411</dc:date>
    <meta:editing-duration>PT34S</meta:editing-duration>
    <meta:editing-cycles>1</meta:editing-cycles>
    <meta:document-statistic meta:table-count="0" meta:image-count="0" meta:object-count="0" meta:page-count="2" meta:paragraph-count="69" meta:word-count="320" meta:character-count="2706" meta:non-whitespace-character-count="2379"/>
    <meta:generator>LibreOffice/6.4.7.2$Linux_X86_64 LibreOffice_project/40$Build-2</meta:generator>
  </office:meta>
</office:document-meta>
</file>